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e3e4" officeooo:paragraph-rsid="0019e3e4" style:font-size-asian="14pt" style:font-weight-asian="bold" style:font-size-complex="1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marker-start="Arrowheads_20_1" draw:marker-end="Arrowheads_20_1" draw:fill-color="#ffffff" draw:textarea-horizontal-align="justify" draw:textarea-vertical-align="middle" draw:auto-grow-height="false" fo:min-height="6.78cm" fo:min-width="19.2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Arrowheads_20_1" draw:fill-color="#ffffff" draw:textarea-horizontal-align="justify" draw:textarea-vertical-align="middle" draw:auto-grow-height="false" fo:min-height="1.164cm" fo:min-width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marker-end="Arrowheads_20_1" draw:fill-color="#ffffff" draw:textarea-horizontal-align="justify" draw:textarea-vertical-align="middle" draw:auto-grow-height="false" fo:min-height="1.588cm" fo:min-width="4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1" draw:marker-end="Arrowheads_20_1" draw:fill-color="#ffffff" draw:textarea-horizontal-align="justify" draw:textarea-vertical-align="middle" draw:auto-grow-height="false" fo:min-height="0.926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Arrowheads_20_1" draw:fill-color="#ffffff" draw:textarea-horizontal-align="justify" draw:textarea-vertical-align="middle" draw:auto-grow-height="false" fo:min-height="1.72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Arrowheads_20_1" draw:fill-color="#ffffff" draw:textarea-horizontal-align="justify" draw:textarea-vertical-align="middle" draw:auto-grow-height="false" fo:min-height="2.249cm" fo:min-width="3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Arrowheads_20_1" draw:fill="none" draw:fill-color="#ffffff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Arrowheads_20_1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marker-end="Arrowheads_20_1" draw:fill-color="#ffffff" draw:textarea-horizontal-align="justify" draw:textarea-vertical-align="middle" draw:auto-grow-height="false" fo:min-height="2.249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Arrowheads_20_1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Arrowheads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marker-end="Arrowheads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heads_20_1" draw:marker-end="Arrowheads_20_1" draw:fill-color="#ffffff" draw:textarea-horizontal-align="justify" draw:textarea-vertical-align="middle" draw:auto-grow-height="false" fo:min-height="1.291cm" fo:min-width="1.9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marker-end="Arrowheads_20_1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end="Arrowheads_20_1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marker-end="Arrowheads_20_1" draw:fill="none" draw:fill-color="#ffffff" fo:min-height="1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end="Arrowheads_20_1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Arrowheads_20_1" draw:marker-end="Arrowheads_20_1" draw:fill-color="#ffffff" draw:textarea-horizontal-align="justify" draw:textarea-vertical-align="middle" draw:auto-grow-height="false" fo:min-height="1.588cm" fo:min-width="5.4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marker-start="Arrowheads_20_1" draw:marker-end="Arrowheads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E RECOGNITION SYSTEM FROM REAL TIME VIDEO</text:p>
      <text:p text:style-name="P1"/>
      <text:p text:style-name="P1"/>
      <text:p text:style-name="P1"><draw:line text:anchor-type="paragraph" draw:z-index="8" draw:name="Shape2" draw:style-name="gr7" draw:text-style-name="P4" svg:x1="1.226cm" svg:y1="2.224cm" svg:x2="2.124cm" svg:y2="2.25cm"><text:p/></draw:line><draw:frame text:anchor-type="paragraph" draw:z-index="9" draw:name="Shape3" draw:style-name="gr8" draw:text-style-name="P5" svg:width="2.647cm" svg:height="1.509cm" svg:x="2.124cm" svg:y="1.563cm"><draw:text-box><text:p>CONVERT VIDEO INTO FRAMES</text:p></draw:text-box></draw:frame><draw:frame text:anchor-type="paragraph" draw:z-index="10" draw:name="Shape3" draw:style-name="gr8" draw:text-style-name="P5" svg:width="2.647cm" svg:height="1.509cm" svg:x="-1.21cm" svg:y="1.695cm"><draw:text-box><text:p>REAL TIME VIDEO</text:p></draw:text-box></draw:frame><draw:line text:anchor-type="paragraph" draw:z-index="11" draw:name="Shape2" draw:style-name="gr7" draw:text-style-name="P4" svg:x1="4.77cm" svg:y1="2.224cm" svg:x2="5.668cm" svg:y2="2.25cm"><text:p/></draw:line><draw:frame text:anchor-type="paragraph" draw:z-index="12" draw:name="Shape3" draw:style-name="gr9" draw:text-style-name="P5" svg:width="3.546cm" svg:height="2.038cm" svg:x="5.669cm" svg:y="1.695cm"><draw:text-box><text:p>BACKGROUND /FOREGROUND EXTRACTION</text:p></draw:text-box></draw:frame><draw:frame text:anchor-type="paragraph" draw:z-index="14" draw:name="Shape3" draw:style-name="gr8" draw:text-style-name="P5" svg:width="2.647cm" svg:height="1.509cm" svg:x="2.124cm" svg:y="1.563cm"><draw:text-box><text:p>CONVERT VIDEO INTO FRAMES</text:p></draw:text-box></draw:frame><draw:line text:anchor-type="paragraph" draw:z-index="15" draw:name="Shape2" draw:style-name="gr7" draw:text-style-name="P4" svg:x1="8.791cm" svg:y1="2.489cm" svg:x2="10.112cm" svg:y2="2.515cm"><text:p/></draw:line></text:p>
      <text:p text:style-name="P1"/>
      <text:p text:style-name="P1"><draw:frame text:anchor-type="paragraph" draw:z-index="18" draw:name="Shape3" draw:style-name="gr9" draw:text-style-name="P5" svg:width="3.546cm" svg:height="2.038cm" svg:x="14.295cm" svg:y="0.586cm"><draw:text-box><text:p>ROI IDENTIFICATION</text:p><text:p/></draw:text-box></draw:frame><draw:line text:anchor-type="paragraph" draw:z-index="19" draw:name="Shape2" draw:style-name="gr7" draw:text-style-name="P4" svg:x1="15.194cm" svg:y1="1.988cm" svg:x2="15.194cm" svg:y2="3.179cm"><text:p/></draw:line><draw:line text:anchor-type="paragraph" draw:z-index="21" draw:name="Shape2" draw:style-name="gr7" draw:text-style-name="P4" svg:x1="15.194cm" svg:y1="3.972cm" svg:x2="15.194cm" svg:y2="5.268cm"><text:p/></draw:line><draw:frame text:anchor-type="paragraph" draw:z-index="22" draw:name="Shape3" draw:style-name="gr12" draw:text-style-name="P5" svg:width="3.546cm" svg:height="1.463cm" svg:x="14.189cm" svg:y="5.269cm"><draw:text-box><text:p>EXTRACT SINGLE/GROUP <text:s/>FACES</text:p></draw:text-box></draw:frame><draw:line text:anchor-type="paragraph" draw:z-index="23" draw:name="Shape2" draw:style-name="gr7" draw:text-style-name="P4" svg:x1="15.274cm" svg:y1="6.775cm" svg:x2="15.274cm" svg:y2="8.444cm"><text:p/></draw:line><draw:frame text:anchor-type="paragraph" draw:z-index="24" draw:name="Shape3" draw:style-name="gr13" draw:text-style-name="P5" svg:width="3.546cm" svg:height="0.976cm" svg:x="14.004cm" svg:y="8.444cm"><draw:text-box><text:p>STORE FACES IN A DATABASE</text:p></draw:text-box></draw:frame><draw:frame text:anchor-type="paragraph" draw:z-index="20" draw:name="Shape3" draw:style-name="gr11" draw:text-style-name="P5" svg:width="3.844cm" svg:height="0.795cm" svg:x="14.263cm" svg:y="3.179cm"><draw:text-box><text:p><text:s/>DETECT FACES</text:p></draw:text-box></draw:frame><draw:custom-shape text:anchor-type="paragraph" draw:z-index="25" draw:name="Shape1" draw:style-name="gr14" draw:text-style-name="P2" svg:width="1.932cm" svg:height="2.065cm" svg:x="14.4cm" svg:y="10.05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16" draw:name="Shape3" draw:style-name="gr9" draw:text-style-name="P5" svg:width="3.546cm" svg:height="2.038cm" svg:x="10.141cm" svg:y="0.612cm"><draw:text-box><text:p>BACKGROUND REMOVAL</text:p></draw:text-box></draw:frame><draw:frame text:anchor-type="paragraph" draw:z-index="26" draw:name="Shape3" draw:style-name="gr15" draw:text-style-name="P5" svg:width="3.546cm" svg:height="1.535cm" svg:x="13.474cm" svg:y="13.921cm"><draw:text-box><text:p>FACE MATCHING</text:p></draw:text-box></draw:frame><draw:line text:anchor-type="paragraph" draw:z-index="27" draw:name="Shape2" draw:style-name="gr7" draw:text-style-name="P4" svg:x1="15.485cm" svg:y1="12.118cm" svg:x2="15.485cm" svg:y2="13.894cm"><text:p/></draw:line><draw:custom-shape text:anchor-type="paragraph" draw:z-index="13" draw:name="Shape4" draw:style-name="gr10" draw:text-style-name="P3" svg:width="2.858cm" svg:height="2.25cm" svg:x="1.912cm" svg:y="0.03cm"><text:p/><draw:enhanced-geometry svg:viewBox="0 0 21600 21600" draw:type="rectangle" draw:enhanced-path="M 0 0 L 21600 0 21600 21600 0 21600 0 0 Z N"/></draw:custom-shape><draw:custom-shape text:anchor-type="paragraph" draw:z-index="7" draw:name="Shape4" draw:style-name="gr6" draw:text-style-name="P3" svg:width="3.229cm" svg:height="2.25cm" svg:x="5.484cm" svg:y="0.083cm"><text:p/><draw:enhanced-geometry svg:viewBox="0 0 21600 21600" draw:type="rectangle" draw:enhanced-path="M 0 0 L 21600 0 21600 21600 0 21600 0 0 Z N"/></draw:custom-shape><draw:custom-shape text:anchor-type="paragraph" draw:z-index="6" draw:name="Shape4" draw:style-name="gr6" draw:text-style-name="P3" svg:width="3.229cm" svg:height="2.25cm" svg:x="10.008cm" svg:y="0.109cm"><text:p/><draw:enhanced-geometry svg:viewBox="0 0 21600 21600" draw:type="rectangle" draw:enhanced-path="M 0 0 L 21600 0 21600 21600 0 21600 0 0 Z N"/></draw:custom-shape><draw:line text:anchor-type="paragraph" draw:z-index="17" draw:name="Shape2" draw:style-name="gr7" draw:text-style-name="P4" svg:x1="13.236cm" svg:y1="1.326cm" svg:x2="14.24cm" svg:y2="1.352cm"><text:p/></draw:line><draw:custom-shape text:anchor-type="paragraph" draw:z-index="5" draw:name="Shape4" draw:style-name="gr5" draw:text-style-name="P3" svg:width="3.546cm" svg:height="1.721cm" svg:x="14.295cm" svg:y="0.215cm"><text:p/><draw:enhanced-geometry svg:viewBox="0 0 21600 21600" draw:type="rectangle" draw:enhanced-path="M 0 0 L 21600 0 21600 21600 0 21600 0 0 Z N"/></draw:custom-shape><draw:custom-shape text:anchor-type="paragraph" draw:z-index="4" draw:name="Shape4" draw:style-name="gr4" draw:text-style-name="P3" svg:width="3.546cm" svg:height="0.927cm" svg:x="13.951cm" svg:y="3.046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3" draw:name="Shape4" draw:style-name="gr3" draw:text-style-name="P3" svg:width="4.234cm" svg:height="1.588cm" svg:x="13.712cm" svg:y="5.269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2" draw:name="Shape4" draw:style-name="gr3" draw:text-style-name="P3" svg:width="4.234cm" svg:height="1.588cm" svg:x="13.527cm" svg:y="8.232cm"><text:p/><draw:enhanced-geometry svg:viewBox="0 0 21600 21600" draw:mirror-vertical="false" draw:mirror-horizontal="false" draw:type="rectangle" draw:enhanced-path="M 0 0 L 21600 0 21600 21600 0 21600 0 0 Z N"/></draw:custom-shape><draw:line text:anchor-type="paragraph" draw:z-index="28" draw:name="Shape2" draw:style-name="gr7" draw:text-style-name="P4" svg:x1="15.485cm" svg:y1="14.873cm" svg:x2="15.485cm" svg:y2="15.878cm"><text:p/></draw:line><draw:frame text:anchor-type="paragraph" draw:z-index="29" draw:name="Shape3" draw:style-name="gr16" draw:text-style-name="P5" svg:width="4.181cm" svg:height="1.668cm" svg:x="13.421cm" svg:y="15.773cm"><draw:text-box><text:p>DISPLAY OF</text:p><text:p><text:s/>FACE ID/ UNKNOWN ON VIDEO</text:p></draw:text-box></draw:frame><draw:frame text:anchor-type="paragraph" draw:z-index="30" draw:name="Shape3" draw:style-name="gr17" draw:text-style-name="P5" svg:width="2.666cm" svg:height="1.83cm" svg:x="16.334cm" svg:y="10.289cm"><draw:text-box><text:p>Face Id, Image</text:p></draw:text-box></draw:frame><draw:frame text:anchor-type="paragraph" draw:z-index="31" draw:name="Shape3" draw:style-name="gr18" draw:text-style-name="P5" svg:width="3.546cm" svg:height="0.511cm" svg:x="11.781cm" svg:y="12.458cm"><draw:text-box><text:p>Similarity matching</text:p></draw:text-box></draw:frame><draw:custom-shape text:anchor-type="paragraph" draw:z-index="1" draw:name="Shape4" draw:style-name="gr2" draw:text-style-name="P3" svg:width="3.917cm" svg:height="1.165cm" svg:x="13.236cm" svg:y="13.709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0" draw:name="Shape5" draw:style-name="gr1" draw:text-style-name="P2" svg:width="19.943cm" svg:height="7.515cm" svg:x="-0.935cm" svg:y="9.9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2" draw:name="Shape2" draw:style-name="gr7" draw:text-style-name="P4" svg:x1="12.046cm" svg:y1="11.09cm" svg:x2="14.401cm" svg:y2="11.037cm"><text:p/></draw:line><draw:frame text:anchor-type="paragraph" draw:z-index="33" draw:name="Shape3" draw:style-name="gr12" draw:text-style-name="P5" svg:width="4.896cm" svg:height="1.463cm" svg:x="7.045cm" svg:y="10.534cm"><draw:text-box><text:p>CREATION OF TRAINING/TESTING DATABASE</text:p></draw:text-box></draw:frame><draw:custom-shape text:anchor-type="paragraph" draw:z-index="34" draw:name="Shape4" draw:style-name="gr19" draw:text-style-name="P3" svg:width="5.425cm" svg:height="1.588cm" svg:x="6.833cm" svg:y="10.534cm"><text:p/><draw:enhanced-geometry svg:viewBox="0 0 21600 21600" draw:mirror-vertical="false" draw:mirror-horizontal="false" draw:type="rectangle" draw:enhanced-path="M 0 0 L 21600 0 21600 21600 0 21600 0 0 Z N"/></draw:custom-shape><draw:frame text:anchor-type="paragraph" draw:z-index="35" draw:name="Shape6" draw:style-name="gr20" draw:text-style-name="P6" svg:width="4.68cm" svg:height="1.463cm" svg:x="0.09cm" svg:y="10.689cm"><draw:text-box><text:p><text:span text:style-name="T1">FACE </text:span></text:p><text:p><text:span text:style-name="T1">RECOGNITION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0:41:43.078673603</meta:creation-date>
    <dc:date>2019-09-14T11:31:41.214072335</dc:date>
    <meta:editing-duration>PT39M8S</meta:editing-duration>
    <meta:editing-cycles>11</meta:editing-cycles>
    <meta:generator>LibreOffice/5.1.2.2$Linux_X86_64 LibreOffice_project/10m0$Build-2</meta:generator>
    <meta:document-statistic meta:table-count="0" meta:image-count="0" meta:object-count="0" meta:page-count="1" meta:paragraph-count="1" meta:word-count="7" meta:character-count="44" meta:non-whitespace-character-count="38"/>
  </office:meta>
</office:document-meta>
</file>